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UrbanBody">
      <style:paragraph-properties fo:text-align="end" style:justify-single-word="false"/>
    </style:style>
    <style:style style:name="P9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0"><text:span text:style-name="T6">do text</text:span></text:p><text:p text:style-name="P10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602cm" svg:height="4.249cm" draw:z-index="0"><draw:text-box><text:p text:style-name="P3">COPIE POUR INFORMATION A :</text:p><text:p text:style-name="P4">&lt;%Nom%&gt; &lt;%Description%&gt;<text:line-break/>&lt;%AdresseLigne1%&gt;<text:line-break/>&lt;%AdresseLigne2%&gt;</text:p><text:p text:style-name="P7">RECOMMANDE</text:p><text:p text:style-name="P5"/><text:p text:style-name="Standard"/><text:p text:style-name="Standard"/><text:p text:style-name="Standard"/><text:p text:style-name="P6"><text:text-input text:description="Plusieurs demandeurs">self.getFolderMaker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9">Décision concernant votre demande de permis d'urbanisme</text:p>
      <text:p text:style-name="UrbanBody"/>
      <text:p text:style-name="UrbanBody"><text:span text:style-name="T4"><office:annotation><dc:creator>Gauthier Bastien</dc:creator><dc:date>2011-01-13T14:56:41</dc:date><text:p text:style-name="P10"><text:span text:style-name="T6">do text</text:span></text:p><text:p text:style-name="P10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10"><text:span text:style-name="T7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7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5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10"><text:span text:style-name="T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6">do text</text:span></text:p><text:p text:style-name="P10"><text:span text:style-name="T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6-25T11:15:13</dc:date>
    <dc:language>fr-FR</dc:language>
    <meta:editing-cycles>79</meta:editing-cycles>
    <meta:editing-duration>P1DT8H11M25S</meta:editing-duration>
    <dc:creator>Simon Delcourt</dc:creator>
    <meta:document-statistic meta:table-count="0" meta:image-count="0" meta:object-count="0" meta:page-count="1" meta:paragraph-count="19" meta:word-count="142" meta:character-count="1240" meta:non-whitespace-character-count="1120"/>
    <meta:user-defined meta:name="Info 1"/>
    <meta:user-defined meta:name="Info 2"/>
    <meta:user-defined meta:name="Info 3"/>
    <meta:user-defined meta:name="Info 4"/>
  </office:meta>
</office:document-meta>
</file>